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4055*"/>
    </style:style>
    <style:style style:name="Tabella4.B" style:family="table-column">
      <style:table-column-properties style:column-width="10.407cm" style:rel-column-width="5900*"/>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3"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4"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5" style:family="paragraph" style:parent-style-name="Standard">
      <style:text-properties style:font-name="Times New Roman" fo:font-size="10.5pt" style:font-size-asian="10.5pt" style:font-size-complex="10.5pt"/>
    </style:style>
    <style:style style:name="P6" style:family="paragraph" style:parent-style-name="Standard">
      <style:paragraph-properties fo:text-align="justify" style:justify-single-word="false"/>
      <style:text-properties style:font-name="Times New Roman" fo:font-size="8pt" style:font-size-asian="8pt" style:font-size-complex="8pt"/>
    </style:style>
    <style:style style:name="P7"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8" style:family="paragraph" style:parent-style-name="Standard">
      <style:paragraph-properties fo:text-align="justify" style:justify-single-word="false"/>
      <style:text-properties fo:font-size="8pt" fo:font-style="italic" style:font-size-asian="8pt" style:font-style-asian="italic"/>
    </style:style>
    <style:style style:name="P9"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0" style:family="paragraph" style:parent-style-name="Standard">
      <style:text-properties fo:font-size="6pt" style:font-size-asian="6pt" style:font-size-complex="6pt"/>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13"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14"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1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1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17" style:family="paragraph" style:parent-style-name="Text_20_body_20_indent">
      <style:text-properties style:font-name="Times New Roman" fo:font-size="7pt" fo:font-weight="normal" style:font-size-asian="7pt" style:font-weight-asian="normal" style:font-size-complex="7pt"/>
    </style:style>
    <style:style style:name="P18" style:family="paragraph" style:parent-style-name="Text_20_body_20_indent">
      <style:text-properties style:font-name="Times New Roman" fo:font-size="8pt" fo:font-weight="normal" style:font-size-asian="8pt" style:font-weight-asian="normal" style:font-size-complex="8pt"/>
    </style:style>
    <style:style style:name="P19"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5"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26"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30"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31"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2"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3"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34"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35"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36"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37"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8" style:family="paragraph" style:parent-style-name="Standard" style:list-style-name="L3">
      <style:paragraph-properties fo:margin-top="0cm" fo:margin-bottom="0.101cm" fo:text-align="justify" style:justify-single-word="false"/>
    </style:style>
    <style:style style:name="P39" style:family="paragraph" style:parent-style-name="Standard" style:list-style-name="WW8Num9">
      <style:paragraph-properties fo:margin-top="0cm" fo:margin-bottom="0.101cm" fo:text-align="justify" style:justify-single-word="false"/>
    </style:style>
    <style:style style:name="P40" style:family="paragraph" style:parent-style-name="Standard" style:list-style-name="L3">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41" style:family="paragraph" style:parent-style-name="Standard" style:list-style-name="WW8Num9">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42" style:family="paragraph" style:parent-style-name="Standard" style:list-style-name="L3">
      <style:paragraph-properties fo:margin-top="0cm" fo:margin-bottom="0.101cm" fo:text-align="justify" style:justify-single-word="false"/>
      <style:text-properties style:font-name="Times New Roman" fo:font-size="10pt" style:font-size-asian="10pt" style:font-size-complex="10pt"/>
    </style:style>
    <style:style style:name="P43" style:family="paragraph" style:parent-style-name="Standard" style:list-style-name="L4">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44" style:family="paragraph" style:parent-style-name="Standard" style:list-style-name="L5">
      <style:paragraph-properties fo:margin-top="0cm" fo:margin-bottom="0.101cm" fo:text-align="justify" style:justify-single-word="false"/>
      <style:text-properties style:font-name="Times New Roman" fo:font-size="10pt" style:font-size-asian="10pt" style:font-size-complex="10pt"/>
    </style:style>
    <style:style style:name="P45"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46" style:family="paragraph" style:parent-style-name="Standard" style:list-style-name="WW8Num9">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47" style:family="paragraph" style:parent-style-name="Standard" style:list-style-name="WW8Num9">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48" style:family="paragraph" style:parent-style-name="Standard" style:list-style-name="WW8Num9">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49"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50" style:family="paragraph" style:parent-style-name="Standard" style:list-style-name="WW8Num9">
      <style:paragraph-properties fo:margin-top="0cm" fo:margin-bottom="0.101cm" fo:text-align="justify" style:justify-single-word="false"/>
      <style:text-properties style:font-name="Times New Roman" fo:font-size="10pt" fo:background-color="#33ff99" style:font-size-asian="10pt" style:font-size-complex="10pt"/>
    </style:style>
    <style:style style:name="P51"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52" style:family="paragraph" style:parent-style-name="Standard" style:list-style-name="L6">
      <style:paragraph-properties fo:margin-top="0cm" fo:margin-bottom="0.101cm" fo:text-align="justify" style:justify-single-word="false"/>
      <style:text-properties fo:font-weight="bold" style:font-weight-asian="bold" style:font-weight-complex="bold"/>
    </style:style>
    <style:style style:name="P53" style:family="paragraph" style:parent-style-name="Standard" style:list-style-name="L11"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fo:background-color="transparent"/>
    </style:style>
    <style:style style:name="P54" style:family="paragraph" style:parent-style-name="Standard" style:list-style-name="L11">
      <style:paragraph-properties fo:margin-top="0cm" fo:margin-bottom="0.101cm" fo:text-align="justify" style:justify-single-word="false" fo:orphans="2" fo:widows="2" style:text-autospace="none" style:punctuation-wrap="simple" style:vertical-align="baseline" style:writing-mode="lr-tb"/>
      <style:text-properties fo:background-color="transparent"/>
    </style:style>
    <style:style style:name="P55"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56"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57"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58"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59"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60"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61"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style>
    <style:style style:name="P62"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style>
    <style:style style:name="P63" style:family="paragraph" style:parent-style-name="Heading_20_1">
      <style:text-properties style:font-name="Times New Roman" fo:font-size="8pt" style:font-size-asian="8pt" style:font-name-complex="Times New Roman" style:font-size-complex="8pt"/>
    </style:style>
    <style:style style:name="P64" style:family="paragraph" style:parent-style-name="Normale">
      <style:text-properties style:font-name="Times New Roman" fo:font-size="9pt" style:font-size-asian="9pt" style:font-size-complex="9pt"/>
    </style:style>
    <style:style style:name="P65" style:family="paragraph" style:parent-style-name="Normale">
      <style:text-properties style:font-name="Times New Roman" fo:font-size="10pt" style:font-size-asian="10pt" style:font-size-complex="10pt"/>
    </style:style>
    <style:style style:name="P66" style:family="paragraph" style:parent-style-name="Normale">
      <style:paragraph-properties fo:text-align="end" style:justify-single-word="false"/>
      <style:text-properties style:font-name="Times New Roman" fo:font-size="10pt" style:font-size-asian="10pt" style:font-size-complex="10pt"/>
    </style:style>
    <style:style style:name="P67"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68"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69" style:family="paragraph" style:parent-style-name="Normale" style:list-style-name="L1">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70" style:family="paragraph" style:parent-style-name="Normale" style:list-style-name="L1">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color="#000000"/>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10"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11"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2" style:family="text">
      <style:text-properties fo:color="#000000" style:font-name="Times New Roman" fo:font-size="10pt" fo:font-style="italic" style:font-size-asian="10pt" style:font-style-asian="italic" style:font-size-complex="10pt" style:font-style-complex="italic"/>
    </style:style>
    <style:style style:name="T13"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4"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5"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6"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7" style:family="text">
      <style:text-properties fo:color="#000000" style:font-name="Times New Roman" fo:font-size="10pt" fo:font-weight="bold" style:font-size-asian="10pt" style:font-weight-asian="bold" style:font-size-complex="10pt" style:font-weight-complex="bold"/>
    </style:style>
    <style:style style:name="T18" style:family="text">
      <style:text-properties fo:color="#000000" style:font-name="Times New Roman" fo:font-size="10pt" style:text-underline-style="solid" style:text-underline-width="auto" style:text-underline-color="font-color" style:font-size-asian="10pt" style:font-size-complex="10pt"/>
    </style:style>
    <style:style style:name="T19"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20"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21"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2" style:family="text">
      <style:text-properties fo:background-color="#00ffff"/>
    </style:style>
    <style:style style:name="T23" style:family="text">
      <style:text-properties fo:font-style="italic" fo:font-weight="normal" style:font-style-asian="italic" style:font-weight-asian="normal"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fo:background-color="#00ff00" style:font-style-asian="italic" style:font-weight-asian="normal" style:font-style-complex="italic" style:font-weight-complex="normal"/>
    </style:style>
    <style:style style:name="T26" style:family="text">
      <style:text-properties fo:font-style="italic" fo:font-weight="normal" fo:background-color="transparent" style:font-style-asian="italic" style:font-weight-asian="normal" style:font-style-complex="italic" style:font-weight-complex="normal"/>
    </style:style>
    <style:style style:name="T27" style:family="text">
      <style:text-properties fo:font-style="italic" style:font-style-asian="italic" style:font-style-complex="italic"/>
    </style:style>
    <style:style style:name="T28" style:family="text">
      <style:text-properties fo:font-style="italic" fo:background-color="#33ff99" style:font-style-asian="italic" style:font-style-complex="italic"/>
    </style:style>
    <style:style style:name="T29" style:family="text">
      <style:text-properties fo:font-style="italic" fo:background-color="#99ff99" style:font-style-asian="italic" style:font-style-complex="italic"/>
    </style:style>
    <style:style style:name="T30" style:family="text">
      <style:text-properties fo:font-style="italic" fo:background-color="#ffff00" style:font-style-asian="italic" style:font-style-complex="italic"/>
    </style:style>
    <style:style style:name="T31" style:family="text">
      <style:text-properties fo:font-style="italic" style:text-underline-style="none" fo:font-weight="normal" fo:background-color="transparent" style:font-style-asian="italic" style:font-weight-asian="normal" style:font-style-complex="italic" style:font-weight-complex="normal"/>
    </style:style>
    <style:style style:name="T32" style:family="text">
      <style:text-properties fo:font-weight="normal" style:font-weight-asian="normal"/>
    </style:style>
    <style:style style:name="T33" style:family="text">
      <style:text-properties style:font-name="Times New Roman" fo:font-size="9pt" style:font-size-asian="9pt" style:font-size-complex="9pt"/>
    </style:style>
    <style:style style:name="T34" style:family="text">
      <style:text-properties style:font-name="Times New Roman" fo:font-size="10pt" style:font-size-asian="10pt" style:font-size-complex="10pt"/>
    </style:style>
    <style:style style:name="T35" style:family="text">
      <style:text-properties style:font-name="Times New Roman" fo:font-size="10pt" fo:font-weight="bold" style:font-size-asian="10pt" style:font-weight-asian="bold" style:font-size-complex="10pt"/>
    </style:style>
    <style:style style:name="T36" style:family="text">
      <style:text-properties style:font-name="Times New Roman" fo:font-size="10pt" fo:font-weight="bold" style:font-size-asian="10pt" style:font-weight-asian="bold" style:font-size-complex="10pt" style:font-weight-complex="bold"/>
    </style:style>
    <style:style style:name="T37"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8" style:family="text">
      <style:text-properties style:font-name="Times New Roman" fo:font-size="10pt" style:text-underline-style="solid" style:text-underline-width="auto" style:text-underline-color="font-color" style:font-size-asian="10pt" style:font-size-complex="10pt"/>
    </style:style>
    <style:style style:name="T39"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40" style:family="text">
      <style:text-properties style:font-name="Times New Roman" fo:font-size="10pt" fo:font-style="italic" style:font-size-asian="10pt" style:font-style-asian="italic" style:font-size-complex="10pt" style:font-style-complex="italic"/>
    </style:style>
    <style:style style:name="T41" style:family="text">
      <style:text-properties style:font-name="Times New Roman" fo:font-size="10pt" fo:background-color="#ffff00" style:font-size-asian="10pt" style:font-size-complex="10pt"/>
    </style:style>
    <style:style style:name="T42" style:family="text">
      <style:text-properties style:font-name="Times New Roman" fo:font-size="10pt" fo:font-weight="normal" style:font-size-asian="10pt" style:font-weight-asian="normal" style:font-size-complex="10pt" style:font-weight-complex="normal"/>
    </style:style>
    <style:style style:name="T43" style:family="text">
      <style:text-properties fo:background-color="#99ff99"/>
    </style:style>
    <style:style style:name="T44" style:family="text">
      <style:text-properties fo:background-color="transparent"/>
    </style:style>
    <style:style style:name="T45" style:family="text">
      <style:text-properties style:text-underline-style="none"/>
    </style:style>
    <style:style style:name="T46" style:family="text">
      <style:text-properties style:text-underline-style="none" fo:font-weight="normal" fo:background-color="transparent" style:font-weight-asian="normal" style:font-weight-complex="normal"/>
    </style:style>
    <style:style style:name="T47" style:family="text">
      <style:text-properties fo:background-color="#33ff99"/>
    </style:style>
    <style:style style:name="T48" style:family="text">
      <style:text-properties style:use-window-font-color="true" fo:background-color="transparent"/>
    </style:style>
    <style:style style:name="T49"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50" style:family="text">
      <style:text-properties style:use-window-font-color="true" fo:font-size="10.5pt" fo:font-weight="normal" fo:background-color="transparent" style:font-size-asian="10.5pt" style:font-weight-asian="normal" style:font-size-complex="10.5pt" style:font-weight-complex="normal"/>
    </style:style>
    <style:style style:name="T51"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fo:background-color="transparent" style:font-style-asian="normal" style:font-style-complex="normal"/>
    </style:style>
    <style:style style:name="T54" style:family="text">
      <style:text-properties fo:font-style="normal" style:text-underline-style="solid" style:text-underline-width="auto" style:text-underline-color="font-color" fo:background-color="transparent" style:font-style-asian="normal" style:font-style-complex="normal"/>
    </style:style>
    <style:style style:name="T55" style:family="text">
      <style:text-properties fo:font-style="normal" style:text-underline-style="none" fo:font-weight="normal" fo:background-color="transparent" style:font-style-asian="normal" style:font-weight-asian="normal"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4"/>
          </table:table-cell>
          <table:table-cell table:style-name="Tabella1.A1" office:value-type="string">
            <text:p text:style-name="P3">RACCOMANDATA A.R</text:p>
            <text:p text:style-name="P2">inviata via pec</text:p>
          </table:table-cell>
        </table:table-row>
        <table:table-row>
          <table:table-cell table:style-name="Tabella1.A1" office:value-type="string">
            <text:p text:style-name="P19">Protocollo n. _____________</text:p>
          </table:table-cell>
          <table:table-cell table:style-name="Tabella1.A1" office:value-type="string">
            <text:p text:style-name="P19">Savona, _____________</text:p>
          </table:table-cell>
        </table:table-row>
      </table:table>
      <text:p text:style-name="P5"/>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3">Rifer. a nota n. [numero] del [data_protocollo]</text:span></text:span></text:p>
          </table:table-cell>
          <table:table-cell table:style-name="Tabella6.A1" office:value-type="string">
            <text:p text:style-name="P66"/>
          </table:table-cell>
          <table:table-cell table:style-name="Tabella6.A1" office:value-type="string">
            <text:p text:style-name="P67">Al Sig. [richiedenti.nominativo;block=tbs:row;]</text:p>
            <text:p text:style-name="P68">[richiedenti.indirizzo]</text:p>
            <text:p text:style-name="P68">[richiedenti.cap] [richiedenti.comune] ([richiedenti.prov])</text:p>
            <text:p text:style-name="P68">in qualità di [richiedenti.titolo]</text:p>
            <text:p text:style-name="P68">della [richiedenti.ragsoc]</text:p>
            <text:p text:style-name="P68">[richiedenti.sede]</text:p>
            <text:p text:style-name="P68">[richiedenti.capd] [richiedenti.comuned] ([richiedenti.provd])</text:p>
            <text:p text:style-name="P24">[richiedenti.pec]</text:p>
            <text:p text:style-name="P67"/>
          </table:table-cell>
        </table:table-row>
        <table:table-row>
          <table:table-cell table:style-name="Tabella6.A1" office:value-type="string">
            <text:p text:style-name="P64">Allegati: //</text:p>
          </table:table-cell>
          <table:table-cell table:style-name="Tabella6.A1" office:value-type="string">
            <text:p text:style-name="P66"/>
          </table:table-cell>
          <table:table-cell table:style-name="Tabella6.A1" office:value-type="string">
            <text:p text:style-name="P67">Al [progettisti.nominativo;block=tbs:row;]</text:p>
            <text:p text:style-name="P67">[progettisti.indirizzo]</text:p>
            <text:p text:style-name="P11"><text:span text:style-name="Car._20_predefinito_20_paragrafo"><text:span text:style-name="T34">[progettisti.cap] [progettisti.comune] ([progettisti.prov])</text:span></text:span></text:p>
            <text:p text:style-name="P11"><text:span text:style-name="Car._20_predefinito_20_paragrafo"><text:span text:style-name="T34">[progettisti.pec]</text:span></text:span></text:p>
            <text:p text:style-name="P11"><text:span text:style-name="Car._20_predefinito_20_paragrafo"><text:span text:style-name="T34"/></text:span></text:p>
          </table:table-cell>
        </table:table-row>
      </table:table>
      <text:p text:style-name="P65"/>
      <table:table table:name="Tabella3" table:style-name="Tabella3">
        <table:table-column table:style-name="Tabella3.A"/>
        <table:table-column table:style-name="Tabella3.B"/>
        <table:table-row table:style-name="Tabella3.1">
          <table:table-cell table:style-name="Tabella3.A1" office:value-type="string">
            <text:p text:style-name="P21">Oggetto:</text:p>
          </table:table-cell>
          <table:table-cell table:style-name="Tabella3.A1" office:value-type="string">
            <text:p text:style-name="P20">Denuncia di inizio attività ai sensi della L.R. n. 16/08 relativa <text:span text:style-name="T4">[oggetto]</text:span> presso <text:span text:style-name="T4">[ubicazione].</text:span></text:p>
            <text:p text:style-name="P20">- <text:span text:style-name="T27">Richiesta di documentazione integrativa.</text:span></text:p>
          </table:table-cell>
        </table:table-row>
      </table:table>
      <text:p text:style-name="P28"/>
      <text:p text:style-name="P29">* in caso di DIA riferita a locali commerciali inserire (se del caso) la frase in fondo</text:p>
      <text:p text:style-name="P28"/>
      <text:p text:style-name="P30">Si riscontra la denuncia di inizio attività presentata in data [data_presentazione] e recepita agli atti al prot. n° [protocollo] del [data_protocollo] e si comunica quanto segue:</text:p>
      <text:p text:style-name="P30"/>
      <text:list xml:id="list3108725681677881624" text:style-name="L3">
        <text:list-item>
          <text:p text:style-name="P38"><text:span text:style-name="T34">l’intervento proposto interessa </text:span><text:span text:style-name="T41">la proprietà comunale e la viabilità pubblica,</text:span><text:span text:style-name="T34"> pertanto è necessario il preventivo assenso dei civici Settori Qualità e Dotazioni Urbane e Polizia Municipale. </text:span><text:span text:style-name="T41">A tal fine occorre che venga prodotta ulteriore copia degli elaborati progettuali.</text:span><text:span text:style-name="T34"> Sarà cura dello scrivente ufficio acquisire tali pareri e comunicare l’esito degli stessi.</text:span></text:p>
        </text:list-item>
        <text:list-item>
          <text:p text:style-name="P40">la sistemazione del verde <text:span text:style-name="T43">(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9">(nel caso la documentazione presentata non sia completa chiedere integrazione vedere dopo)</text:span><text:span text:style-name="T3">.</text:span> Sarà cura dello scrivente ufficio acquisire il suddetto <text:s/>parere e comunicare l’esito.</text:p>
        </text:list-item>
        <text:list-item>
          <text:p text:style-name="P40">la denuncia è soggetta al pagamento dei diritti di segreteria nella misura di <text:s/><text:span text:style-name="T3">€ 100,00 / 150,00</text:span>, così come stabilito dalla deliberazione di Giunta Comunale n° 84 del 15.4.14 somma da versarsi presso la Tesoreria Comunale del Comune (CA.RI.SA., via Ambrogio Aonzo) sul c.c. n° 17/90 (codice IBAN IT31 H063 1010 6980 0000 0001 790) oppure su c/c postale n. 13298179 intestato a Comune di Savona Servizio di Tesoreria); la ricevuta dell’effettuato versamento dovrà essere presentata entro e non oltre 5 gg. dal ricevimento della presente;</text:p>
        </text:list-item>
        <text:list-item>
          <text:p text:style-name="P42"><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5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6"><text:span text:style-name="T7">B) </text:span><text:span text:style-name="T18">Copia della notifica preliminare,</text:span><text:span text:style-name="T7"> nei casi previsti dall'art. 99 del D. Lgs n. 81/08 e s.m.i,</text:span><text:span text:style-name="T17"> trasmessa</text:span><text:span text:style-name="T7"> </text:span><text:span text:style-name="T13">per via telematica</text:span><text:span text:style-name="T16"> </text:span><text:span text:style-name="T10">(</text:span><text:span text:style-name="Internet_20_link"><text:span text:style-name="T11">pena l'inefficacia della notifica)</text:span></text:span><text:span text:style-name="Internet_20_link"><text:span text:style-name="T14"> a</text:span></text:span><text:span text:style-name="T14">l link </text:span><text:span text:style-name="T15"><text:s/></text:span><text:a xlink:type="simple" xlink:href="https://sendweb.regione.liguria.it/sendweb/welcome"><text:span text:style-name="Internet_20_link"><text:span text:style-name="T20">https://sendweb.regione.liguria.it/sendweb/welcome</text:span></text:span></text:a><text:span text:style-name="Internet_20_link"><text:span text:style-name="T20">,</text:span></text:span><text:span text:style-name="Internet_20_link"><text:span text:style-name="T15"> agli organi di vigilanza competenti </text:span></text:span><text:span text:style-name="Internet_20_link"><text:span text:style-name="T19">e copia del</text:span></text:span><text:span text:style-name="T19">la relativa ricevuta di trasmissione</text:span><text:span text:style-name="T15"> on line alla Regione Liguria.</text:span></text:p>
      <text:p text:style-name="P56"><text:span text:style-name="T19">O</text:span><text:span text:style-name="T18">vvero autocertificazione del committente o dal responsabile dei lavori che il cantiere non è soggetto all'obbligo di notifica preliminare</text:span><text:span text:style-name="T7"> ai sensi dell'art. 99 del citato Decreto con allegata una fotocopia di un documento di identità valido del dichiarante. </text:span><text:span text:style-name="T12">(in riferimento ai punti A e B vedasi modello predisposto dal Settore scaricabile dal sito internet </text:span><text:a xlink:type="simple" xlink:href="http://www.comune.savona.it/" text:style-name="Internet_20_link"><text:span text:style-name="T21">www.comune.savona.it</text:span></text:a><text:a xlink:type="simple" xlink:href="http://www.comune.savona.it/" text:style-name="Internet_20_link"><text:span text:style-name="T21">)</text:span></text:a></text:p>
      <text:p text:style-name="P57"><text:span text:style-name="T7">C) autocertificazione della ditta esecutrice contenente i dati indispensabili al reperimento delle informazioni per l'acquisizione d'ufficio del DURC con allegata una fotocopia di un documento di identità valido del dichiarante </text:span><text:span text:style-name="T12">(vedasi modello predisposto dal Settore scaricabile dal sito internet </text:span><text:a xlink:type="simple" xlink:href="http://www.comune.savona.it/" text:style-name="Internet_20_link"><text:span text:style-name="T40">www.comune.savona.it</text:span></text:a><text:span text:style-name="T12">)</text:span></text:p>
      <text:list xml:id="list4712952421504687929" text:style-name="L4">
        <text:list-item>
          <text:p text:style-name="P43">la realizzazione delle opere relative all'impianto di …………………. <text:span text:style-name="T4">deve essere eseguita da idonee imprese installatrici</text:span> ai sensi del DM 22.1.2008 n. 37 e <text:span text:style-name="T1">quindi non possono essere “realizzate in </text:span><text:span text:style-name="T45">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58"><text:span text:style-name="T6">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p>
      <text:p text:style-name="P56"><text:span text:style-name="T7">B) </text:span><text:span text:style-name="T18">Copia della notifica preliminare,</text:span><text:span text:style-name="T7"> nei casi previsti dall'art. 99 del D. Lgs n. 81/08 e s.m.i,</text:span><text:span text:style-name="T17"> trasmessa</text:span><text:span text:style-name="T7"> </text:span><text:span text:style-name="T13">per via telematica</text:span><text:span text:style-name="T16"> </text:span><text:span text:style-name="T10">(</text:span><text:span text:style-name="Internet_20_link"><text:span text:style-name="T11">pena l'inefficacia della notifica)</text:span></text:span><text:span text:style-name="Internet_20_link"><text:span text:style-name="T14"> a</text:span></text:span><text:span text:style-name="T14">l link </text:span><text:span text:style-name="T15"><text:s/></text:span><text:a xlink:type="simple" xlink:href="https://sendweb.regione.liguria.it/sendweb/welcome"><text:span text:style-name="Internet_20_link"><text:span text:style-name="T20">https://sendweb.regione.liguria.it/sendweb/welcome</text:span></text:span></text:a><text:span text:style-name="Internet_20_link"><text:span text:style-name="T20">,</text:span></text:span><text:span text:style-name="Internet_20_link"><text:span text:style-name="T15"> agli organi di vigilanza competenti </text:span></text:span><text:span text:style-name="Internet_20_link"><text:span text:style-name="T19">e copia del</text:span></text:span><text:span text:style-name="T19">la relativa ricevuta di trasmissione</text:span><text:span text:style-name="T15"> on line alla Regione Liguria.</text:span></text:p>
      <text:p text:style-name="P56"><text:span text:style-name="T19">O</text:span><text:span text:style-name="T18">vvero autocertificazione del committente o dal responsabile dei lavori che il cantiere non è soggetto all'obbligo di notifica preliminare</text:span><text:span text:style-name="T7"> ai sensi dell'art. 99 del citato Decreto con allegata una fotocopia di un documento di identità valido del dichiarante. </text:span><text:span text:style-name="T12">(in riferimento ai punti A e B vedasi modello predisposto dal Settore scaricabile dal sito internet </text:span><text:a xlink:type="simple" xlink:href="http://www.comune.savona.it/" text:style-name="Internet_20_link"><text:span text:style-name="T21">www.comune.savona.it</text:span></text:a><text:a xlink:type="simple" xlink:href="http://www.comune.savona.it/" text:style-name="Internet_20_link"><text:span text:style-name="T21">)</text:span></text:a></text:p>
      <text:p text:style-name="P57"><text:span text:style-name="T7">C) autocertificazione della ditta esecutrice contenente i dati indispensabili al reperimento delle informazioni per l'acquisizione d'ufficio del DURC con allegata una fotocopia di un documento di identità valido del dichiarante </text:span><text:span text:style-name="T12">(vedasi modello predisposto dal Settore scaricabile dal sito internet </text:span><text:a xlink:type="simple" xlink:href="http://www.comune.savona.it/" text:style-name="Internet_20_link"><text:span text:style-name="T40">www.comune.savona.it</text:span></text:a><text:span text:style-name="T12">)</text:span></text:p>
      <text:list xml:id="list1666671902919467956" text:style-name="L5">
        <text:list-item>
          <text:p text:style-name="P44">nella denuncia deve essere riportato il nominativo del Direttore dei Lavori, il quale deve sottoscrivere la denuncia per accettazione dell’incarico di Direzione Lavori;</text:p>
        </text:list-item>
        <text:list-item>
          <text:p text:style-name="P44">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44">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44">l’intervento ricade in zona B della fasce di inondabilità del piano di Bacino vigente e pertanto la relazione tecnica asseverata risulta carente di un elemento normativo fondamentale;</text:p>
        </text:list-item>
        <text:list-item>
          <text:p text:style-name="P44">l’intervento riguarda una zona individuata nei Piani di Bacino vigente, quale area di suscettività al dissesto (<text:span text:style-name="T27">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50">conformità alla normativa geologica di PUC vigente</text:span></text:span></text:p>
        </text:list-item>
        <text:list-item>
          <text:p text:style-name="P44">l’intervento riguarda una zona individuata nei Piani di Bacino vigente, quale area di suscettività al dissesto <text:span text:style-name="T27">(molto elevata Pg4 frana attiva, elevata Pg3a, elevata Pg3b)</text:span><text:span text:style-name="T52"> pertanto dovrà essere presentata apposita istanza all'ufficio competente della Provincia</text:span></text:p>
        </text:list-item>
      </text:list>
      <text:list xml:id="list4712213897894468432" text:style-name="L6">
        <text:list-item>
          <text:p text:style-name="P52"><text:span text:style-name="T34">è necessario integrare la denuncia con la seguente documentazione tecnica:</text:span></text:p>
        </text:list-item>
      </text:list>
      <text:list xml:id="list5410299933584499443" text:style-name="WW8Num9">
        <text:list-item>
          <text:p text:style-name="P45">documentazione attestante il titolo ad eseguire l’intervento da Lei <text:s/>posseduto;</text:p>
        </text:list-item>
        <text:list-item>
          <text:p text:style-name="P45">nota di assenso debitamente sottoscritta dal proprietario dell’immobile completa di dati anagrafici dello stesso;</text:p>
        </text:list-item>
        <text:list-item>
          <text:p text:style-name="P45">stralcio planimetrico della zona, scala minima 1:5000 con la localizzazione dell’immobile oggetto dell’intervento (nel caso di nuova costruzione indicare le relative coordinate cartografiche);</text:p>
        </text:list-item>
        <text:list-item>
          <text:p text:style-name="P46">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5">autocertificazione <text:s/>del proprietario dell’alloggio nella quale venga dichiarata <text:span text:style-name="T27">“ la piena ed esclusiva proprietà della porzione di sottotetto interessata dall’intervento e che ne terzi, ne il condominio e ne altri condomini hanno diritti di sorta su di essa”</text:span></text:p>
        </text:list-item>
        <text:list-item>
          <text:p text:style-name="P45">stralcio planimetrico della Carta Tecnica Regionale in scala 1:5000, con localizzazione dell’immobile oggetto dell’intervento;</text:p>
        </text:list-item>
        <text:list-item>
          <text:p text:style-name="P45">stralcio cartografico degli strumenti urbanistici vigenti comunali e sovracomunali;</text:p>
        </text:list-item>
        <text:list-item>
          <text:p text:style-name="P45">estratto di mappa catastale in scala 1:1000 o 1:2000 con evidenziati i limiti di proprietà;</text:p>
        </text:list-item>
        <text:list-item>
          <text:p text:style-name="P45">documentazione fotografica dello stato dei luoghi e dell’edificio, con planimetria riportante indicati i punti di vista dai quali sono state scattate le fotografie;</text:p>
        </text:list-item>
        <text:list-item>
          <text:p text:style-name="P45">elaborati grafici debitamente quotati (Stato attuale, Progetto e Raffronto) in scala opportuna, con indicate le superfici e la destinazione d'uso di ogni locale oggetto di intervento <text:span text:style-name="T47">(piante, prospetti e sezioni)</text:span></text:p>
        </text:list-item>
        <text:list-item>
          <text:p text:style-name="P45">visura e planimetria catastale aggiornata dell’unità immobiliare oggetto dell’intervento</text:p>
        </text:list-item>
        <text:list-item>
          <text:p text:style-name="P45">documentazione illustrativa e/o progettuale concernente la sicurezza degli impianti ai sensi del DM 22.1.2008 N. 37 e sue modifiche e integrazioni, ovvero progetto dell'impianto <text:span text:style-name="T22">elettrico</text:span> ( art. 1 comma 2 lettera <text:span text:style-name="T22">a),</text:span> come previsto dall'art. 5 comma 1 del citato DM, redatto da professionista iscritto all'albo, o dal responsabile tecnico dell'impresa installatrice ( schema dell'impianto), nei casi prescritti dall'art. 7 comma 2 del citato DM.</text:p>
        </text:list-item>
        <text:list-item>
          <text:p text:style-name="P45">computo degli oneri di costruzione afferenti l’intervento con <text:span text:style-name="T1">allegati i relativi schemi grafici della superficie di riferimento,</text:span> come definita dalla legge regionale 7/4/1995 n. 25, ai fini dell’applicazione del contributo di costruzione, eventualmente distinto per differenti destinazioni d’uso qualora si tratti di progetto a funzione mista <text:span text:style-name="T27">(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45">tavola grafica dimostrativa del soddisfacimento degli standard urbanistici previsti dalle normative vigenti, completa dei relativi calcoli;</text:p>
        </text:list-item>
        <text:list-item>
          <text:p text:style-name="P45">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41">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2612610152175835548" text:style-name="L11">
        <text:list-item>
          <text:p text:style-name="P53"><text:span text:style-name="T42">progetto della sistemazione a verde in scala 1:200</text:span></text:p>
        </text:list-item>
        <text:list-item>
          <text:p text:style-name="P54"><text:span text:style-name="T42">relazione tecnica redatta a cura di professionista iscritto al Collegio dei Periti Agrari o all'Ordine dei Dottori Agronomi e dei Dottori Forestali</text:span></text:p>
        </text:list-item>
      </text:list>
      <text:list xml:id="list32377543" text:continue-list="list5410299933584499443" text:style-name="WW8Num9">
        <text:list-item>
          <text:p text:style-name="P45">copia del modello ISTAT/201 <text:span text:style-name="T48">da </text:span><text:span text:style-name="T49">compilare via WEB sul sito ISTAT ( </text:span><text:a xlink:type="simple" xlink:href="https://indata.istat.it/pdc"><text:span text:style-name="T3">https://indata.istat.it/pdc</text:span></text:a><text:span text:style-name="T49"> ), nell'area riservata al Comune di Savona, e copia della ricevuta di avvenuta compilazione del modello ISTAT/201</text:span></text:p>
        </text:list-item>
        <text:list-item>
          <text:p text:style-name="P45">copia dell’atto unilaterale di vincolo della costruzione in progetto alla destinazione d’uso a box ai sensi e per gli effetti dell’art. 9 della L. 122/89 contenente l’impegno a trasmettere a questo Comune gli atti di vincolo di <text:soft-page-break/>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 text:style-name="T27"><text:s/></text:span><text:span text:style-name="T30">(da togliere in caso di box x legge sottotetti perché non abbiamo fac simile)</text:span></text:p>
        </text:list-item>
        <text:list-item>
          <text:p text:style-name="P45">parere preventivo in materia ai fini della prevenzione incendi <text:span text:style-name="T27">(se del caso)</text:span> rilasciato dal Comando Provinciale dei Vigili del Fuoco o <text:span text:style-name="T1">dichiarazione specifica</text:span> sottoscritta d<text:span text:style-name="T52">al progettista che attesti di aver adempiuto agli adempimenti obbligatori previsti dalla vigente normativa in materia di prevenzione incendi in riferimento all'attività in argomento (di cui all'Allegato I del DPR 1 agosto 2011 n.151 e smi) e </text:span><text:span text:style-name="T27">(se del caso)</text:span><text:span text:style-name="T52"> di aver presentato le pratiche autorizzative presso gli organi competenti in materia (allegare copia del provvedimento);</text:span></text:p>
        </text:list-item>
        <text:list-item>
          <text:p text:style-name="P50"><text:span text:style-name="T52">(sempre per la prevenzione incendi)</text:span><text:span text:style-name="T53"> dichiarazione del progettista che la documentazione presentata e/o autorizzata dal Comando dei Vigili del Fuoco ai sensi del DPR 1 agosto 2011 n.151 e smi, </text:span><text:span text:style-name="T54">è conforme a quanto prodotto allegato alla DIA in oggetto</text:span></text:p>
        </text:list-item>
        <text:list-item>
          <text:p text:style-name="P45">elaborati grafici e relazione tecnica con la dichiarazione di conformità dell’intervento alla normativa in materia di abbattimento delle barriere architettoniche;</text:p>
        </text:list-item>
        <text:list-item>
          <text:p text:style-name="P45">la denuncia riguarda un intervento di …....................., per cui Lei dovrà richiedere la preventiva autorizzazione al civico Settore ….....................<text:span text:style-name="T27"> </text:span><text:span text:style-name="T28">(esempio nel caso di: fossa imhoff, taglio alberi, ecc...)</text:span>;</text:p>
        </text:list-item>
        <text:list-item>
          <text:p text:style-name="P39"><text:span text:style-name="T34">la denuncia riguarda un intervento in zona sottoposta a vincolo idrogeologico, a sensi della L.R. 4/99, per cui si dovrà provvedere a presentare istanza di autorizzazione o denuncia di inizio attività al </text:span><text:span text:style-name="T36">Servizio Ambiente di questo Comune, competente in materia di vincolo idrogeologico</text:span><text:span text:style-name="T34"> secondo la modulistica predisposta e reperibile sul sito </text:span><text:span text:style-name="T7">internet </text:span><text:span text:style-name="Hyperlink"><text:span text:style-name="T34">www.comune.savona.it</text:span></text:span><text:span text:style-name="T7"> /Ambiente/Tutela Ambientale)</text:span><text:span text:style-name="T34">; copia della suddetta DIA (con indicati gli estremi di presentazione) ovvero copia della suddetta autorizzazione </text:span><text:span text:style-name="T38">dovrà essere trasmessa allo scrivente ufficio</text:span><text:span text:style-name="T34">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47">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5">integrazione alla relazione tecnica con la puntuale descrizione delle opere riguardanti le modifiche dell’impianto termico, dovrà essere precisata: la modalità di evacuazione dei fumi, la potenza del generatore termico da sostituire e quello di nuova installazione. In merito si rammenta che nel caso che l’intervento relativo all’impianto si configuri nella <text:span text:style-name="T27">“ristrutturazione dell'impianto termico” </text:span><text:span text:style-name="T52">(sec</text:span><text:span text:style-name="T44">ondo le definizioni di cui al DPR 26 agosto 1993 n° 412 che reca il regolamento di cui alla Legge 9 gennaio 1991 n° 10 e in conformità alle norme 311/06 - allegato A), </text:span><text:span text:style-name="T5">è necessario presentare il progetto</text:span><text:span text:style-name="T44"> ai sensi</text:span> della L.10/91, modificata dal D.Lgs 192/05 e D. Lgs 311/06 ed in conformità con le norme regionali e il Regolamento edilizio vigenti.</text:p>
        </text:list-item>
        <text:list-item>
          <text:p text:style-name="P39"><text:span text:style-name="T34">nel caso di interventi sulla struttura occorre produrre dichiarazione a firma del tecnico in cui si attesta che gli interventi progettati non recano pregiudizio alla statica dell’immobile e degli elementi strutturali </text:span><text:span text:style-name="T40">(ove tale dichiarazione non sia già compresa nella relazione del tecnico)</text:span><text:span text:style-name="T34"> e, se ritenuto necessario e opportuno in base alla vigente normativa in materia, occorre produrre elaborati tecnici e relazione specifici;</text:span></text:p>
        </text:list-item>
        <text:list-item>
          <text:p text:style-name="P45">nuova relazione tecnica sostitutiva in quanto:</text:p>
          <text:list>
            <text:list-item>
              <text:p text:style-name="P45">l’asseverazione contenuta nella relazione tecnica prodotta non è espressa nella forma stabilita dal comma 2 dell’art. 26 della L.R. 16/08 e smi;</text:p>
            </text:list-item>
            <text:list-item>
              <text:p text:style-name="P45">la relazione prodotta non contiene la dichiarazione specifica relativa ad eventuali vincoli gravanti sulla zona interessata e/o edifici oggetto di intervento; </text:p>
            </text:list-item>
            <text:list-item>
              <text:p text:style-name="P45">non è stata fornita la dimostrazione di conformità dell’intervento con la normativa di livello puntuale paesistico di cui all’elaborato St. 5 del PUC.</text:p>
            </text:list-item>
          </text:list>
        </text:list-item>
        <text:list-item>
          <text:p text:style-name="P48"><text:soft-page-break/>la relazione tecnica prodotta non è conforme a quanto prescritto dal comma 2 dell’art. 26 della L.R. 16/08 e smi: <text:span text:style-name="T1">manca infatti l’asseverazione esplicita del progettista</text:span>; è quindi necessario che pervenga al Comune una relazione a firma del professionista abilitato alla progettazione che asseveri:</text:p>
        </text:list-item>
      </text:list>
      <text:list xml:id="list7910775139866717482" text:style-name="WW8Num11">
        <text:list-item>
          <text:p text:style-name="P61"><text:span text:style-name="T34">la riconducibilità delle opere da realizzare alle fattispecie indicate all’art. 23 della L.R. n. 16/08 e smi</text:span></text:p>
        </text:list-item>
        <text:list-item>
          <text:p text:style-name="P62"><text:span text:style-name="T34">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span></text:p>
        </text:list-item>
      </text:list>
      <text:p text:style-name="P31">Si ricorda che tale asseverazione costituisce il presupposto fondamentale della Denuncia di Inizio Attività ai sensi dell’art. 42, comma 3 della L.R. 16/08 smi, così come definita dalla legislazione in materia.</text:p>
      <text:p text:style-name="P31">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32377388" text:continue-numbering="true" text:style-name="WW8Num11">
        <text:list-item>
          <text:p text:style-name="P59">elaborato planimetrico contenente l’individuazione dei punti di installazione dei dispositivi di ancoraggio, degli accessi e dei percorsi;</text:p>
        </text:list-item>
        <text:list-item>
          <text:p text:style-name="P60">relazione di calcolo di verifica della resistenza dei punti di ancoraggio rilasciata dal progettista stesso o da altro professionista abilitato</text:p>
        </text:list-item>
      </text:list>
      <text:p text:style-name="P51"><text:tab/>Infine essendo previsti movimenti terra dovrà essere prodotta la documentazione relativa alle terre e rocce da scavo con gli adempimenti a seconda del caso:</text:p>
      <text:list xml:id="list6956929860165348586" text:style-name="L1">
        <text:list-item>
          <text:p text:style-name="P69"><text:span text:style-name="T34">nel caso in cui </text:span><text:span text:style-name="Car._20_predefinito_20_paragrafo"><text:span text:style-name="T35">non sia previsto il riutilizzo</text:span></text:span><text:span text:style-name="T34">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37">conferimento in discarica,</text:span></text:span><text:span text:style-name="T34"> <text:s/>delle stesse, attenendosi a quanto previsto dalle vigenti norme in materia </text:span><text:span text:style-name="Car._20_predefinito_20_paragrafo"><text:span text:style-name="T39">(</text:span></text:span><text:span text:style-name="Car._20_predefinito_20_paragrafo"><text:span text:style-name="T8">vedasi modello </text:span></text:span><text:span text:style-name="Car._20_predefinito_20_paragrafo"><text:span text:style-name="T9">“Autocertificazione terre da scavo presso discarica”</text:span></text:span><text:span text:style-name="Car._20_predefinito_20_paragrafo"><text:span text:style-name="T8"> predisposto dal Settore scaricabile dal sito internet <text:s text:c="2"/></text:span></text:span><text:a xlink:type="simple" xlink:href="http://www.comune.savona.it/" text:style-name="Internet_20_link"><text:span text:style-name="Hyperlink"><text:span text:style-name="T39">www.comune.savona.it</text:span></text:span></text:a><text:span text:style-name="Hyperlink"><text:span text:style-name="T39">)</text:span></text:span></text:p>
        </text:list-item>
        <text:list-item>
          <text:p text:style-name="P69"><text:span text:style-name="T34">nel caso in cui </text:span><text:span text:style-name="Car._20_predefinito_20_paragrafo"><text:span text:style-name="T36">ne sia previsto il riutilizzo</text:span></text:span><text:span text:style-name="T36"> per i reinterri o riempimenti in sito o in altre aree,</text:span><text:span text:style-name="T34">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9">(</text:span></text:span><text:span text:style-name="Car._20_predefinito_20_paragrafo"><text:span text:style-name="T8">vedasi modello </text:span></text:span><text:span text:style-name="Car._20_predefinito_20_paragrafo"><text:span text:style-name="T9">“Autocertificazione terre da scavo riutilizzo in sito”</text:span></text:span><text:span text:style-name="Car._20_predefinito_20_paragrafo"><text:span text:style-name="T8"> predisposto dal Settore scaricabile dal sito internet <text:s text:c="2"/></text:span></text:span><text:span text:style-name="Hyperlink"><text:span text:style-name="T39">www.comune.savona.it)</text:span></text:span></text:p>
        </text:list-item>
        <text:list-item>
          <text:p text:style-name="P70"><text:span text:style-name="Hyperlink"><text:span text:style-name="T51">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49"/>
      <text:p text:style-name="P31"><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32">Pertanto, fino ad avvenuta acquisizione di quanto richiesto, i termini di cui al comma 1 dell’art. 26 della Legge 16/08 e s.m.i. sono interrotti e decorreranno nuovamente per intero a partire dalla data di presentazione della documentazione integrativa. </text:p>
      <text:p text:style-name="P30"><text:span text:style-name="T4">Si ricorda che ai sensi dell’art. 90 comma 10, del D. Lgs. 81/08 e s.m.i. <text:s/>in assenza degli adempimenti di legge ivi indicati è sospesa l’efficacia del titolo abilitativo e ciò anche in caso di variazione dell’impresa esecutrice dei lavori.</text:span></text:p>
      <text:p text:style-name="P37">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36">L’istruttore tecnico</text:p>
            <text:p text:style-name="P36">[istruttore_tecnico]</text:p>
          </table:table-cell>
          <table:table-cell table:style-name="Tabella4.A1" office:value-type="string">
            <text:p text:style-name="P34"/>
          </table:table-cell>
        </table:table-row>
        <table:table-row table:style-name="Tabella4.1">
          <table:table-cell table:style-name="Tabella4.A1" office:value-type="string">
            <text:p text:style-name="P34"/>
          </table:table-cell>
          <table:table-cell table:style-name="Tabella4.A1" office:value-type="string">
            <text:p text:style-name="P35">Il Responsabile del Servizio Edilizia Privata</text:p>
            <text:p text:style-name="P35">Geom. Ivo Maffioli</text:p>
          </table:table-cell>
        </table:table-row>
      </table:table>
      <text:p text:style-name="P22"/>
      <text:h text:style-name="P63" text:outline-level="1">Informativa ai sensi dell’articolo 13 del D.Lgs 30 giugno 2003 n.196</text:h>
      <text:p text:style-name="P13"/>
      <text:p text:style-name="P13"><text:soft-page-break/>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6"/>
      <text:p text:style-name="P16">Finalità del trattamento.</text:p>
      <text:p text:style-name="P13">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7"/>
      <text:p text:style-name="P1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7"/>
      <text:p text:style-name="P13">Gli stessi dati possono altresì essere comunicati a privati o enti pubblici economici qualora ciò sia previsto da una norma di legge o di regolamento.</text:p>
      <text:p text:style-name="P18"/>
      <text:p text:style-name="P15">Dati personali.</text:p>
      <text:p text:style-name="P13">I dati richiesti devono essere indicati obbligatoriamente onde rendere possibile le verifiche sulla denuncia di inizio attività.</text:p>
      <text:p text:style-name="P13">Il rifiuto di fornire i dati richiesti comporterà l’impossibilità di rendere efficace la Sua denuncia.</text:p>
      <text:p text:style-name="P18"/>
      <text:p text:style-name="P15">Modalità di trattamento.</text:p>
      <text:p text:style-name="P13">I dati verranno trattati con modalità prevalentemente informatizzate e con logiche pienamente rispondenti alle finalità da perseguire anche mediante:</text:p>
      <text:p text:style-name="P13">Verifiche dei dati esposti nella domanda e documentazione allegata con altri dati in possesso del Comune di Savona;</text:p>
      <text:p text:style-name="P13">Verifiche dei dati contenuti nella domanda e nella documentazione allegata con i dati in possesso di altri organismi.</text:p>
      <text:p text:style-name="P18"/>
      <text:p text:style-name="P15">Titolari del trattamento.</text:p>
      <text:p text:style-name="P14"><text:span text:style-name="T32">Il Comune di Savona assume la qualifica </text:span><text:span text:style-name="T23">di titolare del trattamento dei dati personali</text:span><text:span text:style-name="T32">.</text:span></text:p>
      <text:p text:style-name="P13">Il responsabile del trattamento dei dati personali è il Direttore del Settore Pianificazione Territoriale Arch. Giovanna Macario.</text:p>
      <text:p text:style-name="P18"/>
      <text:p text:style-name="P15">Diritti dell’interessato.</text:p>
      <text:p text:style-name="P1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18"/>
      <text:p text:style-name="P15">Consenso.</text:p>
      <text:p text:style-name="P13">Il Comune di Savona, in quanto soggetto pubblico, non deve acquisire il consenso degli interessati per poter trattare i loro dati personali.</text:p>
      <text:p text:style-name="P1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5-01-02T12:22:16.06</dc:date>
    <meta:print-date>2013-02-20T09:35:00</meta:print-date>
    <meta:editing-cycles>31</meta:editing-cycles>
    <meta:editing-duration>PT4H32M6S</meta:editing-duration>
    <meta:generator>OpenOffice/4.0.0$Win32 OpenOffice.org_project/400m3$Build-9702</meta:generator>
    <dc:creator>comune savona comune savona</dc:creator>
    <meta:document-statistic meta:table-count="5" meta:image-count="1" meta:object-count="0" meta:page-count="6" meta:paragraph-count="137" meta:word-count="3642" meta:character-count="25453"/>
  </office:meta>
</office:document-meta>
</file>